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36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99"/>
    <style:style style:name="ce5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number-columns-repeated="3" table:default-cell-style-name="Default"/>
        <table:table-column table:style-name="co3" table:default-cell-style-name="ce1"/>
        <table:table-column table:style-name="co3" table:number-columns-repeated="1017" table:default-cell-style-name="Default"/>
        <table:table-row table:style-name="ro1">
          <table:table-cell/>
          <table:table-cell office:value-type="string" calcext:value-type="string">
            <text:p>Cad-mode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# in Sce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biHimbeerJuice</text:p>
          </table:table-cell>
          <table:table-cell table:number-columns-repeated="2"/>
          <table:table-cell table:number-columns-repeated="3" table:style-name="ce3" office:value-type="string" calcext:value-type="string">
            <text:p>x</text:p>
          </table:table-cell>
          <table:table-cell table:formula="of:=COUNTA([.H2:.AB2])" office:value-type="float" office:value="4" calcext:value-type="float">
            <text:p>4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lueCeramicIkeaMug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:.AB3])" office:value-type="float" office:value="4" calcext:value-type="float">
            <text:p>4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lueMetalPlateWhiteSpeckles</text:p>
          </table:table-cell>
          <table:table-cell table:number-columns-repeated="2"/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4:.AB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PlasticBowl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5:.AB5])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uePlasticFork</text:p>
          </table:table-cell>
          <table:table-cell table:number-columns-repeated="2"/>
          <table:table-cell table:style-name="ce4"/>
          <table:table-cell/>
          <table:table-cell table:style-name="ce3" office:value-type="string" calcext:value-type="string">
            <text:p>x</text:p>
          </table:table-cell>
          <table:table-cell table:formula="of:=COUNTA([.H6:.AB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PlasticKnife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7:.AB7])" office:value-type="float" office:value="0" calcext:value-type="float">
            <text:p>0</text:p>
          </table:table-cell>
          <table:table-cell table:number-columns-repeated="6"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BluePlasticSpoon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8:.AB8])" office:value-type="float" office:value="5" calcext:value-type="float">
            <text:p>5</text:p>
          </table:table-cell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upEcoOrang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formula="of:=COUNTA([.H9:.AB9])" office:value-type="float" office:value="3" calcext:value-type="float">
            <text:p>3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dekaRedBowl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0:.AB10])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BrygCoffe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1:.AB11])" office:value-type="float" office:value="5" calcext:value-type="float">
            <text:p>5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aMilch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12:.AB12])" office:value-type="float" office:value="5" calcext:value-type="float">
            <text:p>5</text:p>
          </table:table-cell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odSalz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13:.AB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lloggsCornFlakes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4:.AB14])" office:value-type="float" office:value="3" calcext:value-type="float">
            <text:p>3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elloggsToppasMini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5:.AB15])" office:value-type="float" office:value="3" calcext:value-type="float">
            <text:p>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nusperSchokoKeks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6:.AB16])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oellnMuesliKnusperHonigNuss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7:.AB17])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rgeGreySpoon</text:p>
          </table:table-cell>
          <table:table-cell office:value-type="string" calcext:value-type="string">
            <text:p>could be better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18:.AB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uxCup</text:p>
          </table:table-cell>
          <table:table-cell office:value-type="string" calcext:value-type="string">
            <text:p>(some bad spots inside)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9:.AB19])" office:value-type="float" office:value="3" calcext:value-type="float">
            <text:p>3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onCerealBox</text:p>
          </table:table-cell>
          <table:table-cell office:value-type="string" calcext:value-type="string">
            <text:p>bad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0:.AB20])" office:value-type="float" office:value="3" calcext:value-type="float">
            <text:p>3</text:p>
          </table:table-cell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rkenSalz</text:p>
          </table:table-cell>
          <table:table-cell office:value-type="string" calcext:value-type="string">
            <text:p>one bad corner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formula="of:=COUNTA([.H21:.AB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erSalz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22:.AB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quikCereal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3:.AB23])" office:value-type="float" office:value="3" calcext:value-type="float">
            <text:p>3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fannerGruneIcetea</text:p>
          </table:table-cell>
          <table:table-cell table:number-columns-repeated="3"/>
          <table:table-cell table:number-columns-repeated="2" table:style-name="ce3" office:value-type="string" calcext:value-type="string">
            <text:p>x</text:p>
          </table:table-cell>
          <table:table-cell table:formula="of:=COUNTA([.H24:.AB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fannerPfirsichIcetea</text:p>
          </table:table-cell>
          <table:table-cell table:number-columns-repeated="3"/>
          <table:table-cell table:number-columns-repeated="2" table:style-name="ce3" office:value-type="string" calcext:value-type="string">
            <text:p>x</text:p>
          </table:table-cell>
          <table:table-cell table:formula="of:=COUNTA([.H25:.AB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MetalBowlWhiteSpeckles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6:.AB26])" office:value-type="float" office:value="4" calcext:value-type="float">
            <text:p>4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dMetalCupWhiteSpeckles</text:p>
          </table:table-cell>
          <table:table-cell office:value-type="string" calcext:value-type="string">
            <text:p>bad</text:p>
          </table:table-cell>
          <table:table-cell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formula="of:=COUNTA([.H27:.AB27])" office:value-type="float" office:value="4" calcext:value-type="float">
            <text:p>4</text:p>
          </table:table-cell>
          <table:table-cell table:number-columns-repeated="4"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MetalPlateWhiteSpeckles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28:.AB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Fork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29:.AB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Knife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0:.AB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Spoon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1:.AB31])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ineButterMilch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2:.AB32])" office:value-type="float" office:value="3" calcext:value-type="float">
            <text:p>3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verinPancakeMaker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3:.AB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gBottle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4:.AB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ttedSpatula</text:p>
          </table:table-cell>
          <table:table-cell office:value-type="string" calcext:value-type="string">
            <text:p>not present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formula="of:=COUNTA([.H35:.AB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jaMilch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6:.AB36])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tzenReis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7:.AB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atoAlGustoBasilikum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8:.AB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atoSauceOroDiParma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9:.AB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lMilch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0:.AB40])" office:value-type="float" office:value="3" calcext:value-type="float">
            <text:p>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eideMilchSmall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1:.AB41])"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hiteCeramicIkeaBowl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42:.AB42])" office:value-type="float" office:value="4" calcext:value-type="float">
            <text:p>4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ellowCeramicPlate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43:.AB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number-columns-repeated="2"/>
          <table:table-cell table:style-name="ce5" table:formula="of:=COUNTA([.D2:.D43])" office:value-type="float" office:value="23" calcext:value-type="float">
            <text:p>23</text:p>
          </table:table-cell>
          <table:table-cell table:style-name="ce5" table:formula="of:=COUNTA([.E2:.E43])" office:value-type="float" office:value="8" calcext:value-type="float">
            <text:p>8</text:p>
          </table:table-cell>
          <table:table-cell table:style-name="ce5" table:formula="of:=COUNTA([.F2:.F43])" office:value-type="float" office:value="22" calcext:value-type="float">
            <text:p>22</text:p>
          </table:table-cell>
          <table:table-cell table:style-name="ce2"/>
          <table:table-cell table:style-name="ce2" table:formula="of:=COUNTA([.H2:.H43])" office:value-type="float" office:value="5" calcext:value-type="float">
            <text:p>5</text:p>
          </table:table-cell>
          <table:table-cell table:style-name="ce2" table:formula="of:=COUNTA([.I2:.I43])" office:value-type="float" office:value="4" calcext:value-type="float">
            <text:p>4</text:p>
          </table:table-cell>
          <table:table-cell table:style-name="ce2" table:formula="of:=COUNTA([.J2:.J43])" office:value-type="float" office:value="4" calcext:value-type="float">
            <text:p>4</text:p>
          </table:table-cell>
          <table:table-cell table:style-name="ce2" table:formula="of:=COUNTA([.K2:.K43])" office:value-type="float" office:value="4" calcext:value-type="float">
            <text:p>4</text:p>
          </table:table-cell>
          <table:table-cell table:style-name="ce2" table:formula="of:=COUNTA([.L2:.L43])" office:value-type="float" office:value="5" calcext:value-type="float">
            <text:p>5</text:p>
          </table:table-cell>
          <table:table-cell table:style-name="ce2" table:formula="of:=COUNTA([.M2:.M43])" office:value-type="float" office:value="5" calcext:value-type="float">
            <text:p>5</text:p>
          </table:table-cell>
          <table:table-cell table:style-name="ce2" table:formula="of:=COUNTA([.N2:.N43])" office:value-type="float" office:value="5" calcext:value-type="float">
            <text:p>5</text:p>
          </table:table-cell>
          <table:table-cell table:style-name="ce2" table:formula="of:=COUNTA([.O2:.O43])" office:value-type="float" office:value="3" calcext:value-type="float">
            <text:p>3</text:p>
          </table:table-cell>
          <table:table-cell table:style-name="ce2" table:formula="of:=COUNTA([.P2:.P43])" office:value-type="float" office:value="4" calcext:value-type="float">
            <text:p>4</text:p>
          </table:table-cell>
          <table:table-cell table:style-name="ce2" table:formula="of:=COUNTA([.Q2:.Q43])" office:value-type="float" office:value="5" calcext:value-type="float">
            <text:p>5</text:p>
          </table:table-cell>
          <table:table-cell table:style-name="ce2" table:formula="of:=COUNTA([.R2:.R43])" office:value-type="float" office:value="3" calcext:value-type="float">
            <text:p>3</text:p>
          </table:table-cell>
          <table:table-cell table:style-name="ce2" table:formula="of:=COUNTA([.S2:.S43])" office:value-type="float" office:value="4" calcext:value-type="float">
            <text:p>4</text:p>
          </table:table-cell>
          <table:table-cell table:style-name="ce2" table:formula="of:=COUNTA([.T2:.T43])" office:value-type="float" office:value="4" calcext:value-type="float">
            <text:p>4</text:p>
          </table:table-cell>
          <table:table-cell table:style-name="ce2" table:formula="of:=COUNTA([.U2:.U43])" office:value-type="float" office:value="4" calcext:value-type="float">
            <text:p>4</text:p>
          </table:table-cell>
          <table:table-cell table:style-name="ce2" table:formula="of:=COUNTA([.V2:.V43])" office:value-type="float" office:value="3" calcext:value-type="float">
            <text:p>3</text:p>
          </table:table-cell>
          <table:table-cell table:style-name="ce2" table:formula="of:=COUNTA([.W2:.W43])" office:value-type="float" office:value="3" calcext:value-type="float">
            <text:p>3</text:p>
          </table:table-cell>
          <table:table-cell table:style-name="ce2" table:formula="of:=COUNTA([.X2:.X43])" office:value-type="float" office:value="5" calcext:value-type="float">
            <text:p>5</text:p>
          </table:table-cell>
          <table:table-cell table:style-name="ce2" table:formula="of:=COUNTA([.Y2:.Y43])" office:value-type="float" office:value="4" calcext:value-type="float">
            <text:p>4</text:p>
          </table:table-cell>
          <table:table-cell table:style-name="ce2" table:formula="of:=COUNTA([.Z2:.Z43])" office:value-type="float" office:value="3" calcext:value-type="float">
            <text:p>3</text:p>
          </table:table-cell>
          <table:table-cell table:style-name="ce2" table:formula="of:=COUNTA([.AA2:.AA43])" office:value-type="float" office:value="4" calcext:value-type="float">
            <text:p>4</text:p>
          </table:table-cell>
          <table:table-cell table:style-name="ce2" table:formula="of:=COUNTA([.AB2:.AB43])" office:value-type="float" office:value="5" calcext:value-type="float">
            <text:p>5</text:p>
          </table:table-cell>
          <table:table-cell table:style-name="ce2" table:number-columns-repeated="99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.00.0000</text:date>, <text:time style:data-style-name="N2" text:time-value="11:08:03.5691257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5:52.396765181</meta:creation-date>
    <dc:date>2018-04-30T11:36:07.826238971</dc:date>
    <meta:editing-duration>PT3H19M9S</meta:editing-duration>
    <meta:editing-cycles>39</meta:editing-cycles>
    <meta:generator>LibreOffice/5.1.6.2$Linux_X86_64 LibreOffice_project/10m0$Build-2</meta:generator>
    <meta:document-statistic meta:table-count="1" meta:cell-count="281" meta:object-count="0"/>
  </office:meta>
</office:document-meta>
</file>